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82cm" style:contextual-spacing="false" fo:line-height="116%"/>
    </style:style>
    <style:style style:name="P2" style:family="paragraph" style:parent-style-name="Text_20_body" style:list-style-name="L1">
      <style:paragraph-properties fo:margin-top="0cm" fo:margin-bottom="0.282cm" style:contextual-spacing="false" fo:line-height="116%"/>
    </style:style>
    <style:style style:name="P3" style:family="paragraph" style:parent-style-name="Heading_20_3">
      <style:paragraph-properties fo:margin-top="0cm" fo:margin-bottom="0.282cm" style:contextual-spacing="false"/>
    </style:style>
    <style:style style:name="P4" style:family="paragraph" style:parent-style-name="Text_20_body" style:list-style-name="L2">
      <style:paragraph-properties fo:margin-top="0cm" fo:margin-bottom="0.282cm" style:contextual-spacing="false" fo:line-height="116%"/>
    </style:style>
    <style:style style:name="P5" style:family="paragraph" style:parent-style-name="Text_20_body" style:list-style-name="L3">
      <style:paragraph-properties fo:margin-top="0cm" fo:margin-bottom="0.282cm" style:contextual-spacing="false" fo:line-height="116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 - Definições e Características</text:span></text:h>
      <text:p text:style-name="P1"><text:span text:style-name="Strong_20_Emphasis">A)</text:span><text:line-break/>Um banco de dados não relacional (NoSQL) é aquele que não segue o modelo tradicional baseado em tabelas com linhas e colunas. Em vez disso, ele utiliza diferentes formas de armazenamento, como chave-valor, documentos, grafos ou colunas amplas, oferecendo maior flexibilidade e escalabilidade no gerenciamento das informações.</text:p>
      <text:p text:style-name="P1"><text:span text:style-name="Strong_20_Emphasis">B)</text:span><text:line-break/>Os bancos de dados NoSQL são especialmente vantajosos em situações que exigem manipulação de grandes volumes de dados e alta velocidade de acesso. Suas principais vantagens incluem:</text:p>
      <text:list text:style-name="L1">
        <text:list-item>
          <text:p text:style-name="P2"><text:span text:style-name="Strong_20_Emphasis">Escalabilidade horizontal</text:span>, que possibilita adicionar novos servidores de forma simples para lidar com mais dados;</text:p>
        </text:list-item>
        <text:list-item>
          <text:p text:style-name="P2"><text:span text:style-name="Strong_20_Emphasis">Flexibilidade de esquema</text:span>, permitindo a inclusão de novos campos sem alterar a estrutura existente;</text:p>
        </text:list-item>
        <text:list-item>
          <text:p text:style-name="P2"><text:span text:style-name="Strong_20_Emphasis">Agilidade no desenvolvimento</text:span>, já que o modelo não exige uma estrutura fixa de dados;</text:p>
        </text:list-item>
        <text:list-item>
          <text:p text:style-name="P2"><text:span text:style-name="Strong_20_Emphasis">Alto desempenho</text:span>, pois, dependendo do tipo de consulta e carga de trabalho, os bancos NoSQL podem superar os bancos relacionais em eficiência.</text:p>
        </text:list-item>
      </text:list>
      <text:p text:style-name="P1"><text:span text:style-name="Strong_20_Emphasis">C)</text:span><text:line-break/>Esses bancos são mais indicados para aplicações que envolvem o armazenamento de grandes volumes de dados, processamento em tempo real e integração com tecnologias em nuvem.</text:p>
      <text:h text:style-name="P3" text:outline-level="3"><text:span text:style-name="Strong_20_Emphasis"/></text:h>
      <text:h text:style-name="P3" text:outline-level="3"><text:span text:style-name="Strong_20_Emphasis">2 - Tipos de Bancos de Dados Não-Relacionais</text:span></text:h>
      <text:p text:style-name="P1"><text:span text:style-name="Strong_20_Emphasis">A)</text:span></text:p>
      <text:list text:style-name="L2">
        <text:list-item>
          <text:p text:style-name="P4"><text:span text:style-name="Strong_20_Emphasis">Orientado a Documentos:</text:span> Armazena e manipula dados no formato de documentos, como JSON, BSON ou XML.</text:p>
        </text:list-item>
        <text:list-item>
          <text:p text:style-name="P4"><text:span text:style-name="Strong_20_Emphasis">Chave-Valor:</text:span> Os dados são armazenados em pares de chave e valor, onde a chave é usada para acessar o valor correspondente.</text:p>
        </text:list-item>
        <text:list-item>
          <text:p text:style-name="P4"><text:span text:style-name="Strong_20_Emphasis">Colunas Amplas:</text:span> Organiza os dados por colunas, e cada linha pode conter diferentes conjuntos de colunas. É ideal para grandes volumes de dados distribuídos, como em data warehouses.</text:p>
        </text:list-item>
        <text:list-item>
          <text:p text:style-name="P4"><text:span text:style-name="Strong_20_Emphasis">Grafos:</text:span> Projetado para representar e consultar relacionamentos complexos entre dados, como os presentes em redes sociais e sistemas de recomendação. Os dados são estruturados em nós e arestas.</text:p>
        </text:list-item>
      </text:list>
      <text:p text:style-name="P1"><text:span text:style-name="Strong_20_Emphasis">B)</text:span></text:p>
      <text:list text:style-name="L3">
        <text:list-item>
          <text:p text:style-name="P5"><text:soft-page-break/><text:span text:style-name="Strong_20_Emphasis">Orientado a Documentos:</text:span> <text:span text:style-name="Emphasis">MongoDB</text:span></text:p>
        </text:list-item>
        <text:list-item>
          <text:p text:style-name="P5"><text:span text:style-name="Strong_20_Emphasis">Chave-Valor:</text:span> <text:span text:style-name="Emphasis">Redis</text:span></text:p>
        </text:list-item>
        <text:list-item>
          <text:p text:style-name="P5"><text:span text:style-name="Strong_20_Emphasis">Colunas Amplas:</text:span> <text:span text:style-name="Emphasis">HBase</text:span></text:p>
        </text:list-item>
        <text:list-item>
          <text:p text:style-name="P5"><text:span text:style-name="Strong_20_Emphasis">Grafos:</text:span> <text:span text:style-name="Emphasis">Amazon Neptune</text:span></text:p>
        </text:list-item>
      </text:list>
      <text:h text:style-name="P3" text:outline-level="3"><text:span text:style-name="Strong_20_Emphasis"/></text:h>
      <text:h text:style-name="P3" text:outline-level="3"><text:span text:style-name="Strong_20_Emphasis">3 - Comparação Prática</text:span></text:h>
      <text:p text:style-name="P1"><text:span text:style-name="Strong_20_Emphasis">A)</text:span><text:line-break/>A principal diferença entre o modelo relacional e o modelo baseado em grafos está na forma como cada um representa e gerencia as relações entre os dados. Enquanto o modelo relacional organiza informações em tabelas e prioriza entidades e atributos, o modelo de grafos enfatiza os relacionamentos complexos entre os dados por meio de conexões entre nós.</text:p>
      <text:p text:style-name="P1"><text:span text:style-name="Strong_20_Emphasis">B)</text:span><text:line-break/>Para aplicações como redes sociais, os bancos de dados de grafos são os mais adequados, pois lidam melhor com grandes volumes de usuários e conexões complexas e multidimensionais.</text:p>
      <text:h text:style-name="P3" text:outline-level="3"><text:span text:style-name="Strong_20_Emphasis"/></text:h>
      <text:h text:style-name="P3" text:outline-level="3"><text:span text:style-name="Strong_20_Emphasis">4 - Escalabilidade e Flexibilidade</text:span></text:h>
      <text:p text:style-name="P1"><text:span text:style-name="Strong_20_Emphasis">A)</text:span><text:line-break/>A escalabilidade em bancos NoSQL é obtida pela adição de mais máquinas ao sistema, distribuindo a carga de trabalho e o armazenamento dos dados. Isso permite que o sistema funcione mais rapidamente e de forma mais estável, como se um grande arquivo fosse dividido em partes menores processadas por diferentes servidores.</text:p>
      <text:p text:style-name="P1"><text:span text:style-name="Strong_20_Emphasis">B)</text:span><text:line-break/>Nos bancos orientados a documentos, a flexibilidade é um dos principais benefícios, pois cada documento pode ter uma estrutura diferente. Essa característica permite que os dados sejam organizados de maneira dinâmica e adaptável às necessidades da aplicação.</text:p>
      <text:h text:style-name="P3" text:outline-level="3"><text:span text:style-name="Strong_20_Emphasis"/></text:h>
      <text:h text:style-name="P3" text:outline-level="3"><text:span text:style-name="Strong_20_Emphasis">5 - Estudo de Caso</text:span></text:h>
      <text:p text:style-name="P1"><text:span text:style-name="Strong_20_Emphasis">A)</text:span><text:line-break/>A Amazon faz uso de bancos de dados NoSQL devido à sua abordagem diferenciada de armazenamento e recuperação de dados, que foge do modelo relacional tradicional. Essa flexibilidade permite uma modelagem mais dinâmica, utilizando estruturas como documentos, grafos e pares chave-valor.</text:p>
      <text:p text:style-name="P1"><text:span text:style-name="Strong_20_Emphasis">B)</text:span><text:line-break/>Essa tecnologia oferece à empresa vantagens como escalabilidade horizontal eficiente, <text:soft-page-break/>flexibilidade de esquemas, desempenho otimizado e capacidade de leitura de grandes volumes de dados de maneira estável e eficaz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pt" fo:country="PT" style:letter-kerning="fals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pt" fo:country="PT" style:letter-kerning="fals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02:39:09.057471400</meta:creation-date>
    <dc:date>2025-10-13T23:22:44.208226000</dc:date>
    <meta:initial-creator>Daniel Daniel</meta:initial-creator>
    <meta:generator>LibreOffice/25.2.5.1$Windows_X86_64 LibreOffice_project/484541f705153d4ff78284873b0153c3e5a280db</meta:generator>
    <meta:editing-duration>PT13M10S</meta:editing-duration>
    <meta:editing-cycles>1</meta:editing-cycles>
    <meta:document-statistic meta:table-count="0" meta:image-count="0" meta:object-count="0" meta:page-count="3" meta:paragraph-count="28" meta:word-count="563" meta:character-count="3600" meta:non-whitespace-character-count="3077"/>
    <meta:user-defined meta:name="AppVersion">16.0000</meta:user-defined>
    <meta:template xlink:type="simple" xlink:actuate="onRequest" xlink:title="Normal.dotm" xlink:href=""/>
  </office:meta>
</office:document-meta>
</file>